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dd75"/>
    </style:style>
    <style:style style:name="P6" style:family="paragraph" style:parent-style-name="Heading_20_1">
      <style:text-properties officeooo:paragraph-rsid="002a0b29"/>
    </style:style>
    <style:style style:name="P7" style:family="paragraph" style:parent-style-name="Heading_20_2">
      <style:text-properties officeooo:paragraph-rsid="002a0b29"/>
    </style:style>
    <style:style style:name="T1" style:family="text">
      <style:text-properties officeooo:rsid="002a0b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CSS01: Introducción a CS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SS01: Introducción a CSS</text:p>
          </text:index-title>
        </text:index-body>
      </text:table-of-content>
      <text:p text:style-name="P5"><text:bookmark-start text:name="__RefHeading___Toc47091_1861536678"/><text:bookmark-end text:name="__RefHeading___Toc47091_1861536678"/></text:p>
      <text:h text:style-name="Heading_20_1" text:outline-level="1"><text:span text:style-name="T1">1-</text:span> Primeros pasos con CSS</text:h>
      <text:h text:style-name="Heading_20_2" text:outline-level="2">1.1-Hoja de estilo externa</text:h>
      <text:h text:style-name="Heading_20_2" text:outline-level="2">1.2-Estilos Internos </text:h>
      <text:h text:style-name="Heading_20_2" text:outline-level="2">1.3-regla @import de CSS (una de las reglas at de CSS) </text:h>
      <text:h text:style-name="Heading_20_2" text:outline-level="2">1.4- Estilos en línea </text:h>
      <text:h text:style-name="Heading_20_2" text:outline-level="2">1.5-Cambiar CSS con JavaScript </text:h>
      <text:h text:style-name="P7" text:outline-level="2">1.6-Dar estilo a las listas con CSS</text:h>
      <text:h text:style-name="P6" text:outline-level="1">2-Estructura y formato de una regla CSS</text:h>
      <text:h text:style-name="Heading_20_2" text:outline-level="2">2.1- Listas de propiedades</text:h>
      <text:h text:style-name="Heading_20_2" text:outline-level="2">2.2-Selectores múltiples </text:h>
      <text:h text:style-name="Heading_20_2" text:outline-level="2">2.3<text:span text:style-name="T1">­-</text:span>Reglas, selectores y bloques de declaración</text:h>
      <text:h text:style-name="Heading_20_1" text:outline-level="1">3-Comentarios</text:h>
      <text:h text:style-name="Heading_20_2" text:outline-level="2">3.1-Línea única </text:h>
      <text:h text:style-name="Heading_20_2" text:outline-level="2">3.2-Línea Múltiple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omic Sans MS" fo:font-family="'Comic Sans MS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variant="small-caps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 fo:text-align="center" style:justify-single-word="false"/>
      <style:text-properties fo:font-variant="small-caps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_20_Bullet" style:display-name="List Bullet" style:family="paragraph" style:parent-style-name="Standard">
      <style:paragraph-properties fo:margin-top="0cm" fo:margin-bottom="0.282cm" style:contextual-spacing="true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entury Gothic" fo:font-family="'Century Gothic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/>
      <style:text-properties fo:color="#00b0f0" loext:opacity="100%" fo:letter-spacing="0.026cm" style:font-name-asian="Calibri1" style:font-family-asian="Calibri" style:font-family-generic-asian="system" style:font-pitch-asian="variable"/>
    </style:style>
    <style:style style:name="List_20_Bullet_20_2" style:display-name="List Bullet 2" style:family="paragraph" style:parent-style-name="Standard" style:list-style-name="WWNum1" style:list-level="1">
      <style:paragraph-properties fo:margin-top="0cm" fo:margin-bottom="0.282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omic Sans MS1" fo:font-family="'Comic Sans MS'" style:font-style-name="Negrita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3_20_Car" style:display-name="Título 3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Texto_20_independiente_20_Car" style:display-name="Texto independiente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Sin_20_espaciado_20_Car" style:display-name="Sin espaciado Car" style:family="text" style:parent-style-name="Default_20_Paragraph_20_Font" loext:linked-style-name="No_20_Spacing">
      <style:text-properties style:font-name="Century Gothic" fo:font-family="'Century Gothic'" style:font-family-generic="roman" style:font-pitch="variable" style:font-name-asian="Calibri1" style:font-family-asian="Calibri" style:font-family-generic-asian="system" style:font-pitch-asian="variable" style:language-asian="es" style:country-asian="ES"/>
    </style:style>
    <style:style style:name="Subtítulo_20_Car" style:display-name="Subtítulo Car" style:family="text" style:parent-style-name="Default_20_Paragraph_20_Font">
      <style:text-properties fo:color="#00b0f0" loext:opacity="100%" style:font-name="Century Gothic" fo:font-family="'Century Gothic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Encabezado_20_Car" style:display-name="Encabezado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Título_20_6_20_Car" style:display-name="Título 6 Car" style:family="text" style:parent-style-name="Default_20_Paragraph_20_Font">
      <style:text-properties style:font-name="Century Gothic" fo:font-family="'Century Gothic'" style:font-family-generic="roman" style:font-pitch="variable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normal" fo:background-color="#a5a5a5" style:font-style-asian="normal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background-color="#b2b2b2" style:font-style-asian="normal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bold" fo:background-color="#999999" style:font-style-asian="normal" style:font-weight-asian="bold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5T11:16:00</meta:creation-date>
    <meta:initial-creator>Iván Salas</meta:initial-creator>
    <dc:language>es-ES</dc:language>
    <dc:date>2023-08-10T14:04:55.879000000</dc:date>
    <meta:editing-cycles>31</meta:editing-cycles>
    <meta:editing-duration>PT14H22M42S</meta:editing-duration>
    <meta:generator>LibreOffice/7.5.0.3$Windows_X86_64 LibreOffice_project/c21113d003cd3efa8c53188764377a8272d9d6de</meta:generator>
    <meta:document-statistic meta:table-count="0" meta:image-count="0" meta:object-count="0" meta:page-count="1" meta:paragraph-count="15" meta:word-count="67" meta:character-count="425" meta:non-whitespace-character-count="369"/>
    <meta:user-defined meta:name="AppVersion">15.0000</meta:user-defined>
    <meta:template xlink:type="simple" xlink:actuate="onRequest" xlink:title="Normal.dotm" xlink:href=""/>
  </office:meta>
</office:document-meta>
</file>